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Arial" style:font-family-generic="swiss"/>
    <style:font-face style:name="Droid Sans Fallback1" svg:font-family="'Droid Sans Fallback'"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_20__28_user_29_">
      <style:paragraph-properties fo:text-align="center" style:justify-single-word="false"/>
    </style:style>
    <style:style style:name="P2" style:family="paragraph" style:parent-style-name="Standard_20__28_user_29_">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_20__28_user_29_">
      <style:paragraph-properties fo:text-align="center" style:justify-single-word="false"/>
      <style:text-properties fo:font-size="14pt" style:font-size-asian="14pt" style:font-size-complex="14pt"/>
    </style:style>
    <style:style style:name="P4" style:family="paragraph" style:parent-style-name="Standard_20__28_user_29_">
      <style:text-properties officeooo:paragraph-rsid="001155a7"/>
    </style:style>
    <style:style style:name="P5" style:family="paragraph" style:parent-style-name="Standard_20__28_user_29_"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officeooo:rsid="001155a7"/>
    </style:style>
    <style:style style:name="T4" style:family="text">
      <style:text-properties officeooo:rsid="0011e6f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lume experiments on the initiation and evolution of transverse bedforms</text:p>
      <text:p text:style-name="P2"/>
      <text:p text:style-name="P1"><text:span text:style-name="T2">Paul Jarvis and Nathalie Vriend </text:span></text:p>
      <text:p text:style-name="P3">DAMTP, University of Cambridge</text:p>
      <text:p text:style-name="Standard_20__28_user_29_"/>
      <text:p text:style-name="P4"/>
      <text:p text:style-name="P4">At first sight, aeolian and aqueous dunes are distinct as the medium changes from air to water. However, key dynamical dimensionless parameters are comparable and the physical behaviour of interacting aqueous dunes may be extrapolated to describe aeolian systems. </text:p>
      <text:p text:style-name="P4"/>
      <text:p text:style-name="Standard_20__28_user_29_">We study the formation and evolution of transverse dunes in a thin, large-diameter annular flume of diameter 1 m, height 30 cm, and gap thickness 7.5 cm, filled with granular material (sand/ballotini) and water. A shear flow, created by a rotating table and fixed paddles, is exerted on a bed with two initial conditions: a horizontal flat bed or pre-formed variable-sized mounds of sediment. The flat bed experiments probe the initial destabilisation of the bed, the creation of ripples, and the resultant coarsening of the bed profile as ripples coalesce to form larger dunes. <text:span text:style-name="T3">The second set of experiments</text:span> examine<text:span text:style-name="T4">s</text:span> the interaction between <text:span text:style-name="T3">colliding </text:span>pairs of dunes <text:span text:style-name="T3">of variable sizes.</text:span> <text:s/></text:p>
      <text:p text:style-name="Standard_20__28_user_29_"/>
      <text:p text:style-name="Standard_20__28_user_29_"/>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Arial" style:font-family-generic="swiss"/>
    <style:font-face style:name="Droid Sans Fallback1" svg:font-family="'Droid Sans Fallback'"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Droid Sans Fallback1" style:font-family-asian="'Droid Sans Fallback'"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en" fo:country="GB" style:letter-kerning="true" style:font-name-asian="Droid Sans Fallback1" style:font-family-asian="'Droid Sans Fallback'"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47cm" style:contextual-spacing="false" fo:line-height="12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Jarvis</meta:initial-creator>
    <meta:creation-date>2016-09-16T16:55:00</meta:creation-date>
    <dc:creator>Paul Jarvis</dc:creator>
    <dc:date>2016-09-16T17:48:16.866075851</dc:date>
    <meta:editing-cycles>4</meta:editing-cycles>
    <meta:editing-duration>PT35M54S</meta:editing-duration>
    <meta:generator>LibreOffice/4.2.4.2$Linux_X86_64 LibreOffice_project/420m0$Build-2</meta:generator>
    <meta:document-statistic meta:table-count="0" meta:image-count="0" meta:object-count="0" meta:page-count="1" meta:paragraph-count="5" meta:word-count="168" meta:character-count="1085" meta:non-whitespace-character-count="918"/>
  </office:meta>
</office:document-meta>
</file>